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681in"/>
    </style:style>
    <style:style style:name="Table1.B" style:family="table-column">
      <style:table-column-properties style:column-width="0.6132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0.1569in"/>
    </style:style>
    <style:style style:name="Table1.E" style:family="table-column">
      <style:table-column-properties style:column-width="0.5694in"/>
    </style:style>
    <style:style style:name="Table1.G" style:family="table-column">
      <style:table-column-properties style:column-width="1.1167in"/>
    </style:style>
    <style:style style:name="Table1.H" style:family="table-column">
      <style:table-column-properties style:column-width="1.2833in"/>
    </style:style>
    <style:style style:name="Table1.I" style:family="table-column">
      <style:table-column-properties style:column-width="0.64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86250" officeooo:paragraph-rsid="00186250"/>
    </style:style>
    <style:style style:name="P2" style:family="paragraph" style:parent-style-name="Standard">
      <style:text-properties officeooo:rsid="001a1614" officeooo:paragraph-rsid="001a1614"/>
    </style:style>
    <style:style style:name="P3" style:family="paragraph" style:parent-style-name="Standard">
      <style:text-properties officeooo:paragraph-rsid="001b63ae"/>
    </style:style>
    <style:style style:name="P4" style:family="paragraph" style:parent-style-name="Standard">
      <style:text-properties officeooo:rsid="001e7c76" officeooo:paragraph-rsid="001e7c76"/>
    </style:style>
    <style:style style:name="P5" style:family="paragraph" style:parent-style-name="Standard">
      <style:text-properties officeooo:rsid="00186250" officeooo:paragraph-rsid="00186250"/>
    </style:style>
    <style:style style:name="P6" style:family="paragraph" style:parent-style-name="Standard">
      <style:text-properties officeooo:rsid="00223616" officeooo:paragraph-rsid="00223616"/>
    </style:style>
    <style:style style:name="P7" style:family="paragraph" style:parent-style-name="Standard">
      <style:text-properties officeooo:rsid="00223616" officeooo:paragraph-rsid="0023848f"/>
    </style:style>
    <style:style style:name="P8" style:family="paragraph" style:parent-style-name="Standard">
      <style:text-properties officeooo:rsid="0023848f" officeooo:paragraph-rsid="0023848f"/>
    </style:style>
    <style:style style:name="T1" style:family="text">
      <style:text-properties officeooo:rsid="00186250"/>
    </style:style>
    <style:style style:name="T2" style:family="text">
      <style:text-properties officeooo:rsid="001a1614"/>
    </style:style>
    <style:style style:name="T3" style:family="text">
      <style:text-properties officeooo:rsid="001b63ae"/>
    </style:style>
    <style:style style:name="T4" style:family="text">
      <style:text-properties fo:font-weight="bold"/>
    </style:style>
    <style:style style:name="T5" style:family="text">
      <style:text-properties officeooo:rsid="001ef028"/>
    </style:style>
    <style:style style:name="T6" style:family="text">
      <style:text-properties officeooo:rsid="00222d86"/>
    </style:style>
    <style:style style:name="T7" style:family="text">
      <style:text-properties officeooo:rsid="00238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U processor : Intel(R) Core(TM) i5-3570 CPU</text:p>
      <text:p text:style-name="P1">Ivy Bridge <text:span text:style-name="T6">microarchitecture</text:span></text:p>
      <text:p text:style-name="P1">Frequency @ 3.40 GHz</text:p>
      <text:p text:style-name="P1">3 levels of cache – </text:p>
      <text:p text:style-name="P1">L1 = 256 KiB</text:p>
      <text:p text:style-name="P1">L2 = 1 MiB</text:p>
      <text:p text:style-name="P1">L3 = 6 MiB</text:p>
      <text:p text:style-name="P1"/>
      <text:p text:style-name="P1">System memory = 8GiB <text:span text:style-name="T2">DDR3 Synchronous 1600 MHz</text:span></text:p>
      <text:p text:style-name="P2">Data transfer rate = memory clock rate * bus <text:span text:style-name="T3">clock multiplier</text:span> * data rate * <text:span text:style-name="T3">DDR3 module width</text:span></text:p>
      <text:p text:style-name="P2"><text:tab/><text:tab/><text:tab/> <text:span text:style-name="T3">= 1600 * 4 * 2 * 8 = 102400 MB/sec</text:span></text:p>
      <text:p text:style-name="P1"/>
      <text:p text:style-name="P3"><text:span text:style-name="T1"><text:tab/></text:span>Internal frequency of microprocessors is usually based on <text:a xlink:type="simple" xlink:href="http://www.cpu-world.com/Glossary/F/Front_Side_Bus_%28FSB%29.html" text:style-name="Internet_20_link" text:visited-style-name="Visited_20_Internet_20_Link">Front Side Bus</text:a> frequency. To calculate internal frequency the CPU multiplies bus frequency by certain number, which is called <text:span text:style-name="T4">clock multiplier</text:span>. It's important to note that for calculation the CPU uses actual bus frequency, and not effective bus frequency. To determine actual actual bus frequency for processors that use dual-data rate buses (AMD Athlon and Duron) and quad-data rate buses (all Intel microprocessors starting from Pentium 4) the effective bus speed should be divided by 2 for AMD or 4 for Intel. <text:span text:style-name="T1"><text:tab/><text:tab/>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able_20_Contents"><text:a xlink:type="simple" xlink:href="https://ark.intel.com/products/65702/Intel-Core-i5-3570-Processor-6M-Cache-up-to-3_80-GHz" text:style-name="Internet_20_link" text:visited-style-name="Visited_20_Internet_20_Link">Intel® Core™ i5-3570 Processor</text:a></text:p>
          </table:table-cell>
          <table:table-cell table:style-name="Table1.A1" office:value-type="string">
            <text:p text:style-name="Table_20_Contents">End of Life</text:p>
          </table:table-cell>
          <table:table-cell table:style-name="Table1.A1" office:value-type="string">
            <text:p text:style-name="Table_20_Contents">Q2'1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3.80 GHz</text:p>
          </table:table-cell>
          <table:table-cell table:style-name="Table1.A1" office:value-type="string">
            <text:p text:style-name="Table_20_Contents">3.40 GHz</text:p>
          </table:table-cell>
          <table:table-cell table:style-name="Table1.A1" office:value-type="string">
            <text:p text:style-name="Table_20_Contents">6 MB SmartCache</text:p>
          </table:table-cell>
          <table:table-cell table:style-name="Table1.A1" office:value-type="string">
            <text:p text:style-name="Table_20_Contents">Intel® HD Graphics 2500</text:p>
          </table:table-cell>
          <table:table-cell table:style-name="Table1.A1" office:value-type="string">
            <text:p text:style-name="Table_20_Contents">$213.00</text:p>
          </table:table-cell>
        </table:table-row>
      </table:table>
      <text:p text:style-name="P1"/>
      <text:p text:style-name="P4"><text:a xlink:type="simple" xlink:href="http://www.cpu-world.com/CPUs/Core_i5/Intel-Core%20i5-3570.html" text:style-name="Internet_20_link" text:visited-style-name="Visited_20_Internet_20_Link">http://www.cpu-world.com/CPUs/Core_i5/Intel-Core%20i5-3570.html</text:a></text:p>
      <text:p text:style-name="P4"/>
      <text:p text:style-name="P6"><text:a xlink:type="simple" xlink:href="http://www.icl.utk.edu/~luszczek/teaching/courses/fall2013/cosc530/CS530Project_intel.pdf" text:style-name="Internet_20_link" text:visited-style-name="Visited_20_Internet_20_Link">http://www.icl.utk.edu/~luszczek/teaching/courses/fall2013/cosc530/CS530Project_intel.pdf</text:a></text:p>
      <text:p text:style-name="P6"/>
      <text:p text:style-name="P7">L1 <text:span text:style-name="T7">cache = <text:s/>32*3400*10^6 =<text:tab/>108800000000 = 108800 MB/sec</text:span></text:p>
      <text:p text:style-name="P8">L2 cache = <text:s/>108800</text:p>
      <text:p text:style-name="P8">L3 cache <text:s/>= 108800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7:19:07.024894006</meta:creation-date>
    <dc:date>2017-08-25T17:55:56.069743014</dc:date>
    <meta:editing-duration>PT22H58M1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197" meta:character-count="1247" meta:non-whitespace-character-count="1062"/>
  </office:meta>
</office:document-meta>
</file>